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1.6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row table:style-name="ro1">
          <table:table-cell table:style-name="Default" office:value-type="string" calcext:value-type="string">
            <text:p>observation</text:p>
          </table:table-cell>
          <table:table-cell table:style-name="Default" office:value-type="string" calcext:value-type="string">
            <text:p>group</text:p>
          </table:table-cell>
          <table:table-cell table:style-name="Default" office:value-type="string" calcext:value-type="string">
            <text:p>sex</text:p>
          </table:table-cell>
          <table:table-cell table:style-name="Default" office:value-type="string" calcext:value-type="string">
            <text:p>sex_y</text:p>
          </table:table-cell>
          <table:table-cell table:style-name="Default" office:value-type="string" calcext:value-type="string">
            <text:p>response</text:p>
          </table:table-cell>
          <table:table-cell table:style-name="Default" office:value-type="string" calcext:value-type="string">
            <text:p>predictor_fixed_1</text:p>
          </table:table-cell>
          <table:table-cell table:style-name="Default" office:value-type="string" calcext:value-type="string">
            <text:p>predictor_fixed_2</text:p>
          </table:table-cell>
          <table:table-cell table:style-name="Default" office:value-type="string" calcext:value-type="string">
            <text:p>predictor_fixed_3</text:p>
          </table:table-cell>
          <table:table-cell table:style-name="Default" office:value-type="string" calcext:value-type="string">
            <text:p>predictor_random_1</text:p>
          </table:table-cell>
        </table:table-row>
        <table:table-row table:style-name="ro1">
          <table:table-cell office:value-type="string" calcext:value-type="string">
            <text:p>observation_1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0.650032289934064" calcext:value-type="float">
            <text:p>0.650032289934064</text:p>
          </table:table-cell>
          <table:table-cell table:formula="of:=((RAND())*1)" office:value-type="float" office:value="0.984348688175425" calcext:value-type="float">
            <text:p>0.984348688175425</text:p>
          </table:table-cell>
          <table:table-cell table:formula="of:=((RAND())*2)" office:value-type="float" office:value="1.17679360945412" calcext:value-type="float">
            <text:p>1.17679360945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1</text:p>
          </table:table-cell>
        </table:table-row>
        <table:table-row table:style-name="ro1">
          <table:table-cell office:value-type="string" calcext:value-type="string">
            <text:p>observation_2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1.56690304621258" calcext:value-type="float">
            <text:p>1.56690304621258</text:p>
          </table:table-cell>
          <table:table-cell table:formula="of:=((RAND())*1)" office:value-type="float" office:value="0.102772511790877" calcext:value-type="float">
            <text:p>0.102772511790877</text:p>
          </table:table-cell>
          <table:table-cell table:formula="of:=((RAND())*2)" office:value-type="float" office:value="1.87353690399139" calcext:value-type="float">
            <text:p>1.8735369039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1</text:p>
          </table:table-cell>
        </table:table-row>
        <table:table-row table:style-name="ro1">
          <table:table-cell office:value-type="string" calcext:value-type="string">
            <text:p>observation_3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0.902857162107307" calcext:value-type="float">
            <text:p>0.902857162107307</text:p>
          </table:table-cell>
          <table:table-cell table:formula="of:=((RAND())*1)" office:value-type="float" office:value="0.242042552819095" calcext:value-type="float">
            <text:p>0.242042552819095</text:p>
          </table:table-cell>
          <table:table-cell table:formula="of:=((RAND())*2)" office:value-type="float" office:value="1.20189967975334" calcext:value-type="float">
            <text:p>1.20189967975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2</text:p>
          </table:table-cell>
        </table:table-row>
        <table:table-row table:style-name="ro1">
          <table:table-cell office:value-type="string" calcext:value-type="string">
            <text:p>observation_4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0.174862182155774" calcext:value-type="float">
            <text:p>0.174862182155774</text:p>
          </table:table-cell>
          <table:table-cell table:formula="of:=((RAND())*1)" office:value-type="float" office:value="0.266514291765609" calcext:value-type="float">
            <text:p>0.266514291765609</text:p>
          </table:table-cell>
          <table:table-cell table:formula="of:=((RAND())*2)" office:value-type="float" office:value="0.776657966575643" calcext:value-type="float">
            <text:p>0.776657966575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2</text:p>
          </table:table-cell>
        </table:table-row>
        <table:table-row table:style-name="ro1">
          <table:table-cell office:value-type="string" calcext:value-type="string">
            <text:p>observation_5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0.0307506152678996" calcext:value-type="float">
            <text:p>0.0307506152678996</text:p>
          </table:table-cell>
          <table:table-cell table:formula="of:=((RAND())*1)" office:value-type="float" office:value="0.645278197129262" calcext:value-type="float">
            <text:p>0.645278197129262</text:p>
          </table:table-cell>
          <table:table-cell table:formula="of:=((RAND())*2)" office:value-type="float" office:value="1.43962615656569" calcext:value-type="float">
            <text:p>1.43962615656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3</text:p>
          </table:table-cell>
        </table:table-row>
        <table:table-row table:style-name="ro1">
          <table:table-cell office:value-type="string" calcext:value-type="string">
            <text:p>observation_6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2.57852115440902" calcext:value-type="float">
            <text:p>2.57852115440902</text:p>
          </table:table-cell>
          <table:table-cell table:formula="of:=((RAND())*1)" office:value-type="float" office:value="0.293999726735339" calcext:value-type="float">
            <text:p>0.293999726735339</text:p>
          </table:table-cell>
          <table:table-cell table:formula="of:=((RAND())*2)" office:value-type="float" office:value="0.0487760317072833" calcext:value-type="float">
            <text:p>0.0487760317072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3</text:p>
          </table:table-cell>
        </table:table-row>
        <table:table-row table:style-name="ro1">
          <table:table-cell office:value-type="string" calcext:value-type="string">
            <text:p>observation_7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1.04455635050979" calcext:value-type="float">
            <text:p>1.04455635050979</text:p>
          </table:table-cell>
          <table:table-cell table:formula="of:=((RAND())*1)" office:value-type="float" office:value="0.382833966520097" calcext:value-type="float">
            <text:p>0.382833966520097</text:p>
          </table:table-cell>
          <table:table-cell table:formula="of:=((RAND())*2)" office:value-type="float" office:value="1.63079681349025" calcext:value-type="float">
            <text:p>1.63079681349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4</text:p>
          </table:table-cell>
        </table:table-row>
        <table:table-row table:style-name="ro1">
          <table:table-cell office:value-type="string" calcext:value-type="string">
            <text:p>observation_8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2.57954113799701" calcext:value-type="float">
            <text:p>2.57954113799701</text:p>
          </table:table-cell>
          <table:table-cell table:formula="of:=((RAND())*1)" office:value-type="float" office:value="0.0107605165997679" calcext:value-type="float">
            <text:p>0.0107605165997679</text:p>
          </table:table-cell>
          <table:table-cell table:formula="of:=((RAND())*2)" office:value-type="float" office:value="0.268133457050996" calcext:value-type="float">
            <text:p>0.268133457050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4</text:p>
          </table:table-cell>
        </table:table-row>
        <table:table-row table:style-name="ro1">
          <table:table-cell office:value-type="string" calcext:value-type="string">
            <text:p>observation_9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1.6164285470016" calcext:value-type="float">
            <text:p>1.6164285470016</text:p>
          </table:table-cell>
          <table:table-cell table:formula="of:=((RAND())*1)" office:value-type="float" office:value="0.00377378719890455" calcext:value-type="float">
            <text:p>0.00377378719890455</text:p>
          </table:table-cell>
          <table:table-cell table:formula="of:=((RAND())*2)" office:value-type="float" office:value="1.17869983671519" calcext:value-type="float">
            <text:p>1.17869983671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5</text:p>
          </table:table-cell>
        </table:table-row>
        <table:table-row table:style-name="ro1">
          <table:table-cell office:value-type="string" calcext:value-type="string">
            <text:p>observation_10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2.02457685876582" calcext:value-type="float">
            <text:p>2.02457685876582</text:p>
          </table:table-cell>
          <table:table-cell table:formula="of:=((RAND())*1)" office:value-type="float" office:value="0.918102910898908" calcext:value-type="float">
            <text:p>0.918102910898908</text:p>
          </table:table-cell>
          <table:table-cell table:formula="of:=((RAND())*2)" office:value-type="float" office:value="0.864825141014349" calcext:value-type="float">
            <text:p>0.864825141014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5</text:p>
          </table:table-cell>
        </table:table-row>
        <table:table-row table:style-name="ro1">
          <table:table-cell office:value-type="string" calcext:value-type="string">
            <text:p>observation_11</text:p>
          </table:table-cell>
          <table:table-cell office:value-type="string" calcext:value-type="string">
            <text:p>group_2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0.421495655428832" calcext:value-type="float">
            <text:p>0.421495655428832</text:p>
          </table:table-cell>
          <table:table-cell table:formula="of:=((RAND())*1)" office:value-type="float" office:value="0.202466163631323" calcext:value-type="float">
            <text:p>0.202466163631323</text:p>
          </table:table-cell>
          <table:table-cell table:formula="of:=((RAND())*2)" office:value-type="float" office:value="0.925101987194973" calcext:value-type="float">
            <text:p>0.925101987194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6</text:p>
          </table:table-cell>
        </table:table-row>
        <table:table-row table:style-name="ro1">
          <table:table-cell office:value-type="string" calcext:value-type="string">
            <text:p>observation_12</text:p>
          </table:table-cell>
          <table:table-cell office:value-type="string" calcext:value-type="string">
            <text:p>group_2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1.85430353258185" calcext:value-type="float">
            <text:p>1.85430353258185</text:p>
          </table:table-cell>
          <table:table-cell table:formula="of:=((RAND())*1)" office:value-type="float" office:value="0.0874215688068331" calcext:value-type="float">
            <text:p>0.0874215688068331</text:p>
          </table:table-cell>
          <table:table-cell table:formula="of:=((RAND())*2)" office:value-type="float" office:value="1.47252220193032" calcext:value-type="float">
            <text:p>1.47252220193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6</text:p>
          </table:table-cell>
        </table:table-row>
        <table:table-row table:style-name="ro1">
          <table:table-cell office:value-type="string" calcext:value-type="string">
            <text:p>observation_13</text:p>
          </table:table-cell>
          <table:table-cell office:value-type="string" calcext:value-type="string">
            <text:p>group_2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2.11950178432064" calcext:value-type="float">
            <text:p>2.11950178432064</text:p>
          </table:table-cell>
          <table:table-cell table:formula="of:=((RAND())*1)" office:value-type="float" office:value="0.595608910994375" calcext:value-type="float">
            <text:p>0.595608910994375</text:p>
          </table:table-cell>
          <table:table-cell table:formula="of:=((RAND())*2)" office:value-type="float" office:value="1.84436692264327" calcext:value-type="float">
            <text:p>1.84436692264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7</text:p>
          </table:table-cell>
        </table:table-row>
        <table:table-row table:style-name="ro1">
          <table:table-cell office:value-type="string" calcext:value-type="string">
            <text:p>observation_14</text:p>
          </table:table-cell>
          <table:table-cell office:value-type="string" calcext:value-type="string">
            <text:p>group_2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0.0203004347393602" calcext:value-type="float">
            <text:p>0.0203004347393602</text:p>
          </table:table-cell>
          <table:table-cell table:formula="of:=((RAND())*1)" office:value-type="float" office:value="0.515272815143601" calcext:value-type="float">
            <text:p>0.515272815143601</text:p>
          </table:table-cell>
          <table:table-cell table:formula="of:=((RAND())*2)" office:value-type="float" office:value="1.56220485539798" calcext:value-type="float">
            <text:p>1.56220485539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7</text:p>
          </table:table-cell>
        </table:table-row>
        <table:table-row table:style-name="ro1">
          <table:table-cell office:value-type="string" calcext:value-type="string">
            <text:p>observation_15</text:p>
          </table:table-cell>
          <table:table-cell office:value-type="string" calcext:value-type="string">
            <text:p>group_2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2.73001047034599" calcext:value-type="float">
            <text:p>2.73001047034599</text:p>
          </table:table-cell>
          <table:table-cell table:formula="of:=((RAND())*1)" office:value-type="float" office:value="0.730915486418311" calcext:value-type="float">
            <text:p>0.730915486418311</text:p>
          </table:table-cell>
          <table:table-cell table:formula="of:=((RAND())*2)" office:value-type="float" office:value="1.9811880230861" calcext:value-type="float">
            <text:p>1.9811880230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ject_8</text:p>
          </table:table-cell>
        </table:table-row>
        <table:table-row table:style-name="ro1">
          <table:table-cell office:value-type="string" calcext:value-type="string">
            <text:p>observation_16</text:p>
          </table:table-cell>
          <table:table-cell office:value-type="string" calcext:value-type="string">
            <text:p>group_2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1.19451516927334" calcext:value-type="float">
            <text:p>1.19451516927334</text:p>
          </table:table-cell>
          <table:table-cell table:formula="of:=((RAND())*1)" office:value-type="float" office:value="0.0217430315272856" calcext:value-type="float">
            <text:p>0.0217430315272856</text:p>
          </table:table-cell>
          <table:table-cell table:formula="of:=((RAND())*2)" office:value-type="float" office:value="1.80841400787308" calcext:value-type="float">
            <text:p>1.80841400787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8</text:p>
          </table:table-cell>
        </table:table-row>
        <table:table-row table:style-name="ro1">
          <table:table-cell office:value-type="string" calcext:value-type="string">
            <text:p>observation_17</text:p>
          </table:table-cell>
          <table:table-cell office:value-type="string" calcext:value-type="string">
            <text:p>group_2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2.58280413325312" calcext:value-type="float">
            <text:p>2.58280413325312</text:p>
          </table:table-cell>
          <table:table-cell table:formula="of:=((RAND())*1)" office:value-type="float" office:value="0.366586697704335" calcext:value-type="float">
            <text:p>0.366586697704335</text:p>
          </table:table-cell>
          <table:table-cell table:formula="of:=((RAND())*2)" office:value-type="float" office:value="0.0892441919561757" calcext:value-type="float">
            <text:p>0.0892441919561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9</text:p>
          </table:table-cell>
        </table:table-row>
        <table:table-row table:style-name="ro1">
          <table:table-cell office:value-type="string" calcext:value-type="string">
            <text:p>observation_18</text:p>
          </table:table-cell>
          <table:table-cell office:value-type="string" calcext:value-type="string">
            <text:p>group_2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2.45544983664662" calcext:value-type="float">
            <text:p>2.45544983664662</text:p>
          </table:table-cell>
          <table:table-cell table:formula="of:=((RAND())*1)" office:value-type="float" office:value="0.127061787154679" calcext:value-type="float">
            <text:p>0.127061787154679</text:p>
          </table:table-cell>
          <table:table-cell table:formula="of:=((RAND())*2)" office:value-type="float" office:value="1.28772222037853" calcext:value-type="float">
            <text:p>1.287722220378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9</text:p>
          </table:table-cell>
        </table:table-row>
        <table:table-row table:style-name="ro1">
          <table:table-cell office:value-type="string" calcext:value-type="string">
            <text:p>observation_19</text:p>
          </table:table-cell>
          <table:table-cell office:value-type="string" calcext:value-type="string">
            <text:p>group_3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0.644969036139452" calcext:value-type="float">
            <text:p>0.644969036139452</text:p>
          </table:table-cell>
          <table:table-cell table:formula="of:=((RAND())*1)" office:value-type="float" office:value="0.301841888802766" calcext:value-type="float">
            <text:p>0.301841888802766</text:p>
          </table:table-cell>
          <table:table-cell table:formula="of:=((RAND())*2)" office:value-type="float" office:value="0.846283574250942" calcext:value-type="float">
            <text:p>0.846283574250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10</text:p>
          </table:table-cell>
        </table:table-row>
        <table:table-row table:style-name="ro1">
          <table:table-cell office:value-type="string" calcext:value-type="string">
            <text:p>observation_20</text:p>
          </table:table-cell>
          <table:table-cell office:value-type="string" calcext:value-type="string">
            <text:p>group_3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1.42066664251119" calcext:value-type="float">
            <text:p>1.42066664251119</text:p>
          </table:table-cell>
          <table:table-cell table:formula="of:=((RAND())*1)" office:value-type="float" office:value="0.0301421858925256" calcext:value-type="float">
            <text:p>0.0301421858925256</text:p>
          </table:table-cell>
          <table:table-cell table:formula="of:=((RAND())*2)" office:value-type="float" office:value="1.20832755051242" calcext:value-type="float">
            <text:p>1.20832755051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10</text:p>
          </table:table-cell>
        </table:table-row>
        <table:table-row table:style-name="ro1">
          <table:table-cell office:value-type="string" calcext:value-type="string">
            <text:p>observation_21</text:p>
          </table:table-cell>
          <table:table-cell office:value-type="string" calcext:value-type="string">
            <text:p>group_3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2.2914142498821" calcext:value-type="float">
            <text:p>2.2914142498821</text:p>
          </table:table-cell>
          <table:table-cell table:formula="of:=((RAND())*1)" office:value-type="float" office:value="0.91126569407729" calcext:value-type="float">
            <text:p>0.91126569407729</text:p>
          </table:table-cell>
          <table:table-cell table:formula="of:=((RAND())*2)" office:value-type="float" office:value="0.689957755665178" calcext:value-type="float">
            <text:p>0.689957755665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11</text:p>
          </table:table-cell>
        </table:table-row>
        <table:table-row table:style-name="ro1">
          <table:table-cell office:value-type="string" calcext:value-type="string">
            <text:p>observation_22</text:p>
          </table:table-cell>
          <table:table-cell office:value-type="string" calcext:value-type="string">
            <text:p>group_3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0.425815753830035" calcext:value-type="float">
            <text:p>0.425815753830035</text:p>
          </table:table-cell>
          <table:table-cell table:formula="of:=((RAND())*1)" office:value-type="float" office:value="0.00966620021459039" calcext:value-type="float">
            <text:p>0.00966620021459039</text:p>
          </table:table-cell>
          <table:table-cell table:formula="of:=((RAND())*2)" office:value-type="float" office:value="1.12996722729793" calcext:value-type="float">
            <text:p>1.129967227297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11</text:p>
          </table:table-cell>
        </table:table-row>
        <table:table-row table:style-name="ro1">
          <table:table-cell office:value-type="string" calcext:value-type="string">
            <text:p>observation_23</text:p>
          </table:table-cell>
          <table:table-cell office:value-type="string" calcext:value-type="string">
            <text:p>group_3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2.70035575800474" calcext:value-type="float">
            <text:p>2.70035575800474</text:p>
          </table:table-cell>
          <table:table-cell table:formula="of:=((RAND())*1)" office:value-type="float" office:value="0.174349236486303" calcext:value-type="float">
            <text:p>0.174349236486303</text:p>
          </table:table-cell>
          <table:table-cell table:formula="of:=((RAND())*2)" office:value-type="float" office:value="1.42517966817948" calcext:value-type="float">
            <text:p>1.425179668179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12</text:p>
          </table:table-cell>
        </table:table-row>
        <table:table-row table:style-name="ro1">
          <table:table-cell office:value-type="string" calcext:value-type="string">
            <text:p>observation_24</text:p>
          </table:table-cell>
          <table:table-cell office:value-type="string" calcext:value-type="string">
            <text:p>group_3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1.99979124300551" calcext:value-type="float">
            <text:p>1.99979124300551</text:p>
          </table:table-cell>
          <table:table-cell table:formula="of:=((RAND())*1)" office:value-type="float" office:value="0.94807042779815" calcext:value-type="float">
            <text:p>0.94807042779815</text:p>
          </table:table-cell>
          <table:table-cell table:formula="of:=((RAND())*2)" office:value-type="float" office:value="1.97762409059189" calcext:value-type="float">
            <text:p>1.97762409059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12</text:p>
          </table:table-cell>
        </table:table-row>
        <table:table-row table:style-name="ro1">
          <table:table-cell office:value-type="string" calcext:value-type="string">
            <text:p>observation_25</text:p>
          </table:table-cell>
          <table:table-cell office:value-type="string" calcext:value-type="string">
            <text:p>group_3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2.23384206286798" calcext:value-type="float">
            <text:p>2.23384206286798</text:p>
          </table:table-cell>
          <table:table-cell table:formula="of:=((RAND())*1)" office:value-type="float" office:value="0.562787650541893" calcext:value-type="float">
            <text:p>0.562787650541893</text:p>
          </table:table-cell>
          <table:table-cell table:formula="of:=((RAND())*2)" office:value-type="float" office:value="0.672394354383653" calcext:value-type="float">
            <text:p>0.6723943543836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13</text:p>
          </table:table-cell>
        </table:table-row>
        <table:table-row table:style-name="ro1">
          <table:table-cell office:value-type="string" calcext:value-type="string">
            <text:p>observation_26</text:p>
          </table:table-cell>
          <table:table-cell office:value-type="string" calcext:value-type="string">
            <text:p>group_3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0.986931220754391" calcext:value-type="float">
            <text:p>0.986931220754391</text:p>
          </table:table-cell>
          <table:table-cell table:formula="of:=((RAND())*1)" office:value-type="float" office:value="0.107594195727198" calcext:value-type="float">
            <text:p>0.107594195727198</text:p>
          </table:table-cell>
          <table:table-cell table:formula="of:=((RAND())*2)" office:value-type="float" office:value="0.18808070711447" calcext:value-type="float">
            <text:p>0.18808070711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13</text:p>
          </table:table-cell>
        </table:table-row>
        <table:table-row table:style-name="ro1">
          <table:table-cell office:value-type="string" calcext:value-type="string">
            <text:p>observation_27</text:p>
          </table:table-cell>
          <table:table-cell office:value-type="string" calcext:value-type="string">
            <text:p>group_4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2.94002736263922" calcext:value-type="float">
            <text:p>2.94002736263922</text:p>
          </table:table-cell>
          <table:table-cell table:formula="of:=((RAND())*1)" office:value-type="float" office:value="0.637682978738383" calcext:value-type="float">
            <text:p>0.637682978738383</text:p>
          </table:table-cell>
          <table:table-cell table:formula="of:=((RAND())*2)" office:value-type="float" office:value="0.662278015707145" calcext:value-type="float">
            <text:p>0.662278015707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14</text:p>
          </table:table-cell>
        </table:table-row>
        <table:table-row table:style-name="ro1">
          <table:table-cell office:value-type="string" calcext:value-type="string">
            <text:p>observation_28</text:p>
          </table:table-cell>
          <table:table-cell office:value-type="string" calcext:value-type="string">
            <text:p>group_4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0.936292930659592" calcext:value-type="float">
            <text:p>0.936292930659592</text:p>
          </table:table-cell>
          <table:table-cell table:formula="of:=((RAND())*1)" office:value-type="float" office:value="0.974500308179357" calcext:value-type="float">
            <text:p>0.974500308179357</text:p>
          </table:table-cell>
          <table:table-cell table:formula="of:=((RAND())*2)" office:value-type="float" office:value="1.2727961064079" calcext:value-type="float">
            <text:p>1.27279610640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14</text:p>
          </table:table-cell>
        </table:table-row>
        <table:table-row table:style-name="ro1">
          <table:table-cell office:value-type="string" calcext:value-type="string">
            <text:p>observation_29</text:p>
          </table:table-cell>
          <table:table-cell office:value-type="string" calcext:value-type="string">
            <text:p>group_4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2.29542747116342" calcext:value-type="float">
            <text:p>2.29542747116342</text:p>
          </table:table-cell>
          <table:table-cell table:formula="of:=((RAND())*1)" office:value-type="float" office:value="0.0876955876837377" calcext:value-type="float">
            <text:p>0.0876955876837377</text:p>
          </table:table-cell>
          <table:table-cell table:formula="of:=((RAND())*2)" office:value-type="float" office:value="0.29260326471669" calcext:value-type="float">
            <text:p>0.292603264716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15</text:p>
          </table:table-cell>
        </table:table-row>
        <table:table-row table:style-name="ro1">
          <table:table-cell office:value-type="string" calcext:value-type="string">
            <text:p>observation_30</text:p>
          </table:table-cell>
          <table:table-cell office:value-type="string" calcext:value-type="string">
            <text:p>group_4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2.00563891529554" calcext:value-type="float">
            <text:p>2.00563891529554</text:p>
          </table:table-cell>
          <table:table-cell table:formula="of:=((RAND())*1)" office:value-type="float" office:value="0.783671708995954" calcext:value-type="float">
            <text:p>0.783671708995954</text:p>
          </table:table-cell>
          <table:table-cell table:formula="of:=((RAND())*2)" office:value-type="float" office:value="1.68830187495271" calcext:value-type="float">
            <text:p>1.68830187495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ject_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/00/0000</text:date>, <text:time style:data-style-name="N2" text:time-value="17:30:12.8972803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11T10:43:19.298633592</meta:creation-date>
    <dc:date>2025-03-27T17:50:56.966821296</dc:date>
    <meta:editing-duration>PT48M55S</meta:editing-duration>
    <meta:editing-cycles>11</meta:editing-cycles>
    <meta:generator>LibreOffice/25.2.1.2$Linux_X86_64 LibreOffice_project/d3abf4aee5fd705e4a92bba33a32f40bc4e56f49</meta:generator>
    <meta:document-statistic meta:table-count="1" meta:cell-count="279" meta:object-count="0"/>
  </office:meta>
</office:document-meta>
</file>